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ellDef.CellD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ellDef.create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ellDef.CellDef(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llDef.createStar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ellDef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ellDef.setSize(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